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12269" draw:textarea-horizontal-align="justify" draw:textarea-vertical-align="middle" draw:auto-grow-height="false" fo:min-height="21.975cm" fo:min-width="44.5cm" loext:decorative="false"/>
    </style:style>
    <style:style style:name="gr2" style:family="graphic" style:parent-style-name="standard">
      <style:graphic-properties draw:stroke="none" draw:fill="gradient" draw:fill-gradient-name="Gradient_20_27" draw:textarea-horizontal-align="justify" draw:textarea-vertical-align="middle" draw:auto-grow-height="false" fo:min-height="21.975cm" fo:min-width="34.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3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3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8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1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15cm" loext:decorative="false"/>
      <style:paragraph-properties style:writing-mode="lr-tb"/>
    </style:style>
    <style:style style:name="P1" style:family="paragraph">
      <loext:graphic-properties draw:fill-color="#012269"/>
      <style:paragraph-properties fo:text-align="center"/>
    </style:style>
    <style:style style:name="P2" style:family="paragraph">
      <loext:graphic-properties draw:fill="gradient" draw:fill-gradient-name="Gradient_20_27"/>
      <style:paragraph-properties fo:text-align="center"/>
    </style:style>
    <style:style style:name="P3" style:family="paragraph">
      <loext:graphic-properties draw:fill="none" draw:fill-color="#ffffff"/>
      <style:text-properties fo:color="#ffffff" loext:opacity="100%" style:font-name="Liberation Sans" fo:font-size="50pt" fo:font-style="normal" fo:font-weight="bold" style:font-size-asian="50pt" style:font-style-asian="normal" style:font-weight-asian="bold" style:font-size-complex="50pt" style:font-style-complex="normal" style:font-weight-complex="bold"/>
    </style:style>
    <style:style style:name="P4" style:family="paragraph">
      <loext:graphic-properties draw:fill="none" draw:fill-color="#ffffff"/>
      <style:text-properties fo:color="#ffffff" loext:opacity="100%" style:font-name="Liberation Sans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5" style:family="paragraph">
      <loext:graphic-properties draw:fill="none" draw:fill-color="#ffffff"/>
      <style:text-properties fo:color="#ffffff" loext:opacity="100%" style:font-name="Liberation Sans" fo:font-size="2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6" style:family="paragraph">
      <loext:graphic-properties draw:fill="none" draw:fill-color="#ffffff"/>
      <style:text-properties fo:color="#ffffff" loext:opacity="100%" style:font-name="Liberation Sans" fo:font-size="15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color="#ffffff" loext:opacity="100%"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>
      <style:text-properties fo:font-size="5pt" style:font-size-asian="5pt" style:font-size-complex="5pt"/>
    </style:style>
    <style:style style:name="P10" style:family="paragraph">
      <loext:graphic-properties draw:fill="none" draw:fill-color="#ffffff"/>
      <style:text-properties fo:color="#ffffff" loext:opacity="100%" style:font-name="Liberation Sans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T1" style:family="text">
      <style:text-properties fo:color="#ffffff" loext:opacity="100%" style:font-name="Liberation Sans" fo:font-size="50pt" fo:font-style="normal" fo:font-weight="bold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color="#ffffff" loext:opacity="100%" style:font-name="Liberation Sans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" style:family="text">
      <style:text-properties fo:color="#ffffff" loext:opacity="100%" style:font-name="Liberation Sans" fo:font-size="2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4" style:family="text">
      <style:text-properties fo:color="#ffffff" loext:opacity="100%" style:font-name="Liberation Sans" fo:font-size="15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color="#ffffff" loext:opacity="100%"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ffffff" loext:opacity="100%" style:font-name="Liberation Sans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5cm" svg:height="22.225cm" svg:x="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5cm" svg:height="22.225cm" svg:x="13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387cm" svg:height="2.6cm" svg:x="28.8cm" svg:y="10.6cm">
          <draw:text-box>
            <text:p><text:span text:style-name="T1">Support</text:span></text:p>
          </draw:text-box>
        </draw:frame>
        <draw:frame draw:style-name="gr3" draw:text-style-name="P3" draw:layer="layout" svg:width="7.387cm" svg:height="2.6cm" svg:x="39cm" svg:y="27.8cm">
          <draw:text-box>
            <text:p><text:span text:style-name="T1">Support</text:span></text:p>
          </draw:text-box>
        </draw:frame>
        <draw:frame draw:style-name="gr3" draw:text-style-name="P3" draw:layer="layout" svg:width="7.387cm" svg:height="2.6cm" svg:x="36.813cm" svg:y="15.4cm">
          <draw:text-box>
            <text:p><text:span text:style-name="T1">Support</text:span></text:p>
          </draw:text-box>
        </draw:frame>
        <draw:frame draw:style-name="gr3" draw:text-style-name="P3" draw:layer="layout" svg:width="7.387cm" svg:height="2.6cm" svg:x="19.813cm" svg:y="22.6cm">
          <draw:text-box>
            <text:p><text:span text:style-name="T1">Support</text:span></text:p>
          </draw:text-box>
        </draw:frame>
        <draw:frame draw:style-name="gr4" draw:text-style-name="P4" draw:layer="layout" svg:width="4.787cm" svg:height="1.6cm" svg:x="25.813cm" svg:y="16.2cm">
          <draw:text-box>
            <text:p><text:span text:style-name="T2">Support</text:span></text:p>
          </draw:text-box>
        </draw:frame>
        <draw:frame draw:style-name="gr4" draw:text-style-name="P4" draw:layer="layout" svg:width="4.787cm" svg:height="1.6cm" svg:x="35.213cm" svg:y="21cm">
          <draw:text-box>
            <text:p><text:span text:style-name="T2">Support</text:span></text:p>
          </draw:text-box>
        </draw:frame>
        <draw:frame draw:style-name="gr4" draw:text-style-name="P4" draw:layer="layout" svg:width="4.787cm" svg:height="1.6cm" svg:x="30.413cm" svg:y="28.6cm">
          <draw:text-box>
            <text:p><text:span text:style-name="T2">Support</text:span></text:p>
          </draw:text-box>
        </draw:frame>
        <draw:frame draw:style-name="gr5" draw:text-style-name="P5" draw:layer="layout" svg:width="3.587cm" svg:height="1.2cm" svg:x="29.213cm" svg:y="24.8cm">
          <draw:text-box>
            <text:p><text:span text:style-name="T3">Support</text:span></text:p>
          </draw:text-box>
        </draw:frame>
        <draw:frame draw:style-name="gr5" draw:text-style-name="P5" draw:layer="layout" svg:width="3.587cm" svg:height="1.2cm" svg:x="41.013cm" svg:y="12.8cm">
          <draw:text-box>
            <text:p><text:span text:style-name="T3">Support</text:span></text:p>
          </draw:text-box>
        </draw:frame>
        <draw:frame draw:style-name="gr5" draw:text-style-name="P5" draw:layer="layout" svg:width="3.587cm" svg:height="1.2cm" svg:x="41.213cm" svg:y="23.2cm">
          <draw:text-box>
            <text:p><text:span text:style-name="T3">Support</text:span></text:p>
          </draw:text-box>
        </draw:frame>
        <draw:frame draw:style-name="gr5" draw:text-style-name="P5" draw:layer="layout" svg:width="3.587cm" svg:height="1.2cm" svg:x="29.214cm" svg:y="24.8cm">
          <draw:text-box>
            <text:p><text:span text:style-name="T3">Support</text:span></text:p>
          </draw:text-box>
        </draw:frame>
        <draw:frame draw:style-name="gr6" draw:text-style-name="P6" draw:layer="layout" svg:width="2.6cm" svg:height="0.839cm" svg:x="28.6cm" svg:y="20cm">
          <draw:text-box>
            <text:p><text:span text:style-name="T4">Support</text:span></text:p>
          </draw:text-box>
        </draw:frame>
        <draw:frame draw:style-name="gr6" draw:text-style-name="P6" draw:layer="layout" svg:width="2.6cm" svg:height="0.839cm" svg:x="43cm" svg:y="18.761cm">
          <draw:text-box>
            <text:p><text:span text:style-name="T4">Support</text:span></text:p>
          </draw:text-box>
        </draw:frame>
        <draw:frame draw:style-name="gr6" draw:text-style-name="P6" draw:layer="layout" svg:width="2.6cm" svg:height="0.839cm" svg:x="23.8cm" svg:y="13.8cm">
          <draw:text-box>
            <text:p><text:span text:style-name="T4">Support</text:span></text:p>
          </draw:text-box>
        </draw:frame>
        <draw:frame draw:style-name="gr6" draw:text-style-name="P6" draw:layer="layout" svg:width="2.6cm" svg:height="0.839cm" svg:x="25cm" svg:y="26.561cm">
          <draw:text-box>
            <text:p><text:span text:style-name="T4">Support</text:span></text:p>
          </draw:text-box>
        </draw:frame>
        <draw:frame draw:style-name="gr6" draw:text-style-name="P6" draw:layer="layout" svg:width="2.6cm" svg:height="0.839cm" svg:x="28.6cm" svg:y="20.001cm">
          <draw:text-box>
            <text:p><text:span text:style-name="T4">Support</text:span></text:p>
          </draw:text-box>
        </draw:frame>
        <draw:frame draw:style-name="gr6" draw:text-style-name="P6" draw:layer="layout" svg:width="2.6cm" svg:height="0.839cm" svg:x="34.8cm" svg:y="25.6cm">
          <draw:text-box>
            <text:p><text:span text:style-name="T4">Support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45cm" svg:height="22.225cm" svg:x="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5cm" svg:height="22.225cm" svg:x="13cm" svg:y="1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787cm" svg:height="1.6cm" svg:x="26.513cm" svg:y="15.4cm">
          <draw:text-box>
            <text:p><text:span text:style-name="T2">Support</text:span></text:p>
          </draw:text-box>
        </draw:frame>
        <draw:frame draw:style-name="gr4" draw:text-style-name="P4" draw:layer="layout" svg:width="4.787cm" svg:height="1.6cm" svg:x="35.313cm" svg:y="20.7cm">
          <draw:text-box>
            <text:p><text:span text:style-name="T2">Support</text:span></text:p>
          </draw:text-box>
        </draw:frame>
        <draw:frame draw:style-name="gr4" draw:text-style-name="P4" draw:layer="layout" svg:width="4.787cm" svg:height="1.6cm" svg:x="30.513cm" svg:y="28.3cm">
          <draw:text-box>
            <text:p><text:span text:style-name="T2">Support</text:span></text:p>
          </draw:text-box>
        </draw:frame>
        <draw:frame draw:style-name="gr5" draw:text-style-name="P5" draw:layer="layout" svg:width="3.587cm" svg:height="1.2cm" svg:x="29.313cm" svg:y="24.5cm">
          <draw:text-box>
            <text:p><text:span text:style-name="T3">Support</text:span></text:p>
          </draw:text-box>
        </draw:frame>
        <draw:frame draw:style-name="gr5" draw:text-style-name="P5" draw:layer="layout" svg:width="3.587cm" svg:height="1.2cm" svg:x="41.113cm" svg:y="12.5cm">
          <draw:text-box>
            <text:p><text:span text:style-name="T3">Support</text:span></text:p>
          </draw:text-box>
        </draw:frame>
        <draw:frame draw:style-name="gr5" draw:text-style-name="P5" draw:layer="layout" svg:width="3.587cm" svg:height="1.2cm" svg:x="41.313cm" svg:y="22.9cm">
          <draw:text-box>
            <text:p><text:span text:style-name="T3">Support</text:span></text:p>
          </draw:text-box>
        </draw:frame>
        <draw:frame draw:style-name="gr5" draw:text-style-name="P5" draw:layer="layout" svg:width="3.587cm" svg:height="1.2cm" svg:x="29.314cm" svg:y="24.5cm">
          <draw:text-box>
            <text:p><text:span text:style-name="T3">Support</text:span></text:p>
          </draw:text-box>
        </draw:frame>
        <draw:frame draw:style-name="gr6" draw:text-style-name="P6" draw:layer="layout" svg:width="2.6cm" svg:height="0.839cm" svg:x="28.7cm" svg:y="19.7cm">
          <draw:text-box>
            <text:p><text:span text:style-name="T4">Support</text:span></text:p>
          </draw:text-box>
        </draw:frame>
        <draw:frame draw:style-name="gr6" draw:text-style-name="P6" draw:layer="layout" svg:width="2.6cm" svg:height="0.839cm" svg:x="43.1cm" svg:y="18.461cm">
          <draw:text-box>
            <text:p><text:span text:style-name="T4">Support</text:span></text:p>
          </draw:text-box>
        </draw:frame>
        <draw:frame draw:style-name="gr6" draw:text-style-name="P6" draw:layer="layout" svg:width="2.6cm" svg:height="0.839cm" svg:x="27.3cm" svg:y="13.3cm">
          <draw:text-box>
            <text:p><text:span text:style-name="T4">Support</text:span></text:p>
          </draw:text-box>
        </draw:frame>
        <draw:frame draw:style-name="gr6" draw:text-style-name="P6" draw:layer="layout" svg:width="2.6cm" svg:height="0.839cm" svg:x="25.1cm" svg:y="26.261cm">
          <draw:text-box>
            <text:p><text:span text:style-name="T4">Support</text:span></text:p>
          </draw:text-box>
        </draw:frame>
        <draw:frame draw:style-name="gr6" draw:text-style-name="P6" draw:layer="layout" svg:width="2.6cm" svg:height="0.839cm" svg:x="28.7cm" svg:y="19.701cm">
          <draw:text-box>
            <text:p><text:span text:style-name="T4">Support</text:span></text:p>
          </draw:text-box>
        </draw:frame>
        <draw:frame draw:style-name="gr6" draw:text-style-name="P6" draw:layer="layout" svg:width="2.6cm" svg:height="0.839cm" svg:x="34.9cm" svg:y="25.3cm">
          <draw:text-box>
            <text:p><text:span text:style-name="T4">Support</text:span></text:p>
          </draw:text-box>
        </draw:frame>
        <draw:frame draw:style-name="gr4" draw:text-style-name="P4" draw:layer="layout" svg:width="4.787cm" svg:height="1.6cm" svg:x="34.113cm" svg:y="11.1cm">
          <draw:text-box>
            <text:p><text:span text:style-name="T2">Support</text:span></text:p>
          </draw:text-box>
        </draw:frame>
        <draw:frame draw:style-name="gr6" draw:text-style-name="P6" draw:layer="layout" svg:width="2.6cm" svg:height="0.839cm" svg:x="33.1cm" svg:y="14.7cm">
          <draw:text-box>
            <text:p><text:span text:style-name="T4">Support</text:span></text:p>
          </draw:text-box>
        </draw:frame>
        <draw:frame draw:style-name="gr4" draw:text-style-name="P4" draw:layer="layout" svg:width="4.787cm" svg:height="1.6cm" svg:x="39.413cm" svg:y="14.8cm">
          <draw:text-box>
            <text:p><text:span text:style-name="T2">Support</text:span></text:p>
          </draw:text-box>
        </draw:frame>
        <draw:frame draw:style-name="gr7" draw:text-style-name="P8" draw:layer="layout" svg:width="2cm" svg:height="0.645cm" svg:x="29.3cm" svg:y="11.661cm">
          <draw:text-box>
            <text:p text:style-name="P7"><text:span text:style-name="T5">Support</text:span></text:p>
          </draw:text-box>
        </draw:frame>
        <draw:frame draw:style-name="gr7" draw:text-style-name="P8" draw:layer="layout" svg:width="2cm" svg:height="0.645cm" svg:x="37.7cm" svg:y="13.3cm">
          <draw:text-box>
            <text:p text:style-name="P7"><text:span text:style-name="T5">Support</text:span></text:p>
          </draw:text-box>
        </draw:frame>
        <draw:frame draw:style-name="gr7" draw:text-style-name="P8" draw:layer="layout" svg:width="2cm" svg:height="0.645cm" svg:x="44.3cm" svg:y="10.9cm">
          <draw:text-box>
            <text:p text:style-name="P7"><text:span text:style-name="T5">Support</text:span></text:p>
          </draw:text-box>
        </draw:frame>
        <draw:frame draw:style-name="gr7" draw:text-style-name="P8" draw:layer="layout" svg:width="2cm" svg:height="0.645cm" svg:x="36.1cm" svg:y="17.9cm">
          <draw:text-box>
            <text:p text:style-name="P7"><text:span text:style-name="T5">Support</text:span></text:p>
          </draw:text-box>
        </draw:frame>
        <draw:frame draw:style-name="gr7" draw:text-style-name="P8" draw:layer="layout" svg:width="2cm" svg:height="0.645cm" svg:x="38.3cm" svg:y="27.5cm">
          <draw:text-box>
            <text:p text:style-name="P7"><text:span text:style-name="T5">Support</text:span></text:p>
          </draw:text-box>
        </draw:frame>
        <draw:frame draw:style-name="gr8" draw:text-style-name="P10" draw:layer="layout" svg:width="1.2cm" svg:height="0.45cm" svg:x="40.1cm" svg:y="10.9cm">
          <draw:text-box>
            <text:p text:style-name="P9"><text:span text:style-name="T6">Support</text:span></text:p>
          </draw:text-box>
        </draw:frame>
        <draw:frame draw:style-name="gr8" draw:text-style-name="P10" draw:layer="layout" svg:width="1.2cm" svg:height="0.45cm" svg:x="32.7cm" svg:y="17.25cm">
          <draw:text-box>
            <text:p text:style-name="P9"><text:span text:style-name="T6">Support</text:span></text:p>
          </draw:text-box>
        </draw:frame>
        <draw:frame draw:style-name="gr8" draw:text-style-name="P10" draw:layer="layout" svg:width="1.2cm" svg:height="0.45cm" svg:x="45.3cm" svg:y="14.45cm">
          <draw:text-box>
            <text:p text:style-name="P9"><text:span text:style-name="T6">Support</text:span></text:p>
          </draw:text-box>
        </draw:frame>
        <draw:frame draw:style-name="gr8" draw:text-style-name="P10" draw:layer="layout" svg:width="1.2cm" svg:height="0.45cm" svg:x="42.3cm" svg:y="21.05cm">
          <draw:text-box>
            <text:p text:style-name="P9"><text:span text:style-name="T6">Support</text:span></text:p>
          </draw:text-box>
        </draw:frame>
        <draw:frame draw:style-name="gr8" draw:text-style-name="P10" draw:layer="layout" svg:width="1.2cm" svg:height="0.45cm" svg:x="26.3cm" svg:y="21.9cm">
          <draw:text-box>
            <text:p text:style-name="P9"><text:span text:style-name="T6">Support</text:span></text:p>
          </draw:text-box>
        </draw:frame>
        <draw:frame draw:style-name="gr8" draw:text-style-name="P10" draw:layer="layout" svg:width="1.2cm" svg:height="0.45cm" svg:x="32.3cm" svg:y="21.25cm">
          <draw:text-box>
            <text:p text:style-name="P9"><text:span text:style-name="T6">Support</text:span></text:p>
          </draw:text-box>
        </draw:frame>
        <draw:frame draw:style-name="gr8" draw:text-style-name="P10" draw:layer="layout" svg:width="1.2cm" svg:height="0.45cm" svg:x="42.5cm" svg:y="25.7cm">
          <draw:text-box>
            <text:p text:style-name="P9"><text:span text:style-name="T6">Support</text:span></text:p>
          </draw:text-box>
        </draw:frame>
        <draw:frame draw:style-name="gr8" draw:text-style-name="P10" draw:layer="layout" svg:width="1.2cm" svg:height="0.45cm" svg:x="43.3cm" svg:y="27.85cm">
          <draw:text-box>
            <text:p text:style-name="P9"><text:span text:style-name="T6">Support</text:span></text:p>
          </draw:text-box>
        </draw:frame>
        <draw:frame draw:style-name="gr8" draw:text-style-name="P10" draw:layer="layout" svg:width="1.2cm" svg:height="0.45cm" svg:x="31.7cm" svg:y="13.1cm">
          <draw:text-box>
            <text:p text:style-name="P9"><text:span text:style-name="T6">Support</text:span></text:p>
          </draw:text-box>
        </draw:frame>
        <draw:frame draw:style-name="gr8" draw:text-style-name="P10" draw:layer="layout" svg:width="1.2cm" svg:height="0.45cm" svg:x="40.4cm" svg:y="17.2cm">
          <draw:text-box>
            <text:p text:style-name="P9"><text:span text:style-name="T6">Suppor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7" draw:display-name="Gradient 27" draw:style="linear" draw:start-color="#012269" draw:end-color="#99a6c3" draw:start-intensity="100%" draw:end-intensity="100%" draw:angle="90deg" draw:border="0%">
      <loext:gradient-stop svg:offset="0" loext:color-type="rgb" loext:color-value="#012269"/>
      <loext:gradient-stop svg:offset="1" loext:color-type="rgb" loext:color-value="#99a6c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3:52:05.003590724</meta:creation-date>
    <dc:date>2024-03-03T19:20:05.051202394</dc:date>
    <meta:editing-duration>PT8M31S</meta:editing-duration>
    <meta:editing-cycles>5</meta:editing-cycles>
    <meta:generator>LibreOffice/24.2.0.3$Linux_X86_64 LibreOffice_project/420$Build-3</meta:generator>
    <meta:document-statistic meta:object-count="52"/>
  </office:meta>
</office:document-meta>
</file>